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718F7508403.jpg" manifest:media-type="image/jpeg"/>
  <manifest:file-entry manifest:full-path="Pictures/1000000000000500000006E03120D67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/>
    <style:font-face style:name="Noto Sans3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Noto Sans2" fo:font-size="10.5pt" fo:font-weight="normal" style:font-name-asian="Noto Sans2" style:font-size-asian="10.5pt" style:font-weight-asian="normal" style:font-name-complex="Noto Sans2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2" draw:text-style-name="P2" draw:layer="layout" svg:width="14.649cm" svg:height="20.143cm" svg:x="3.175cm" svg:y="4.841cm">
          <draw:image xlink:href="Pictures/1000000000000500000006E03120D670.jpg" xlink:type="simple" xlink:show="embed" xlink:actuate="onLoad" draw:mime-type="image/jpeg">
            <text:p/>
          </draw:image>
        </draw:frame>
        <draw:frame draw:style-name="gr3" draw:text-style-name="P4" draw:layer="layout" svg:width="0.369cm" svg:height="0.501cm" svg:x="3.176cm" svg:y="3.63cm">
          <draw:text-box>
            <text:p text:style-name="P3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3" draw:text-style-name="P4" draw:layer="layout" svg:width="0.369cm" svg:height="0.501cm" svg:x="17.834cm" svg:y="23.00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501cm" svg:x="3.176cm" svg:y="23.4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501cm" svg:x="3.176cm" svg:y="23.99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501cm" svg:x="3.176cm" svg:y="24.54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501cm" svg:x="3.176cm" svg:y="25.096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14.649cm" svg:height="20.784cm" svg:x="3.175cm" svg:y="2.597cm">
          <draw:image xlink:href="Pictures/100000000000050000000718F7508403.jpg" xlink:type="simple" xlink:show="embed" xlink:actuate="onLoad" draw:mime-type="image/jpeg">
            <text:p/>
          </draw:image>
        </draw:frame>
        <draw:frame draw:style-name="gr3" draw:text-style-name="P4" draw:layer="layout" svg:width="0.369cm" svg:height="0.501cm" svg:x="3.176cm" svg:y="25.6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501cm" svg:x="3.176cm" svg:y="26.197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/>
    <style:font-face style:name="Noto Sans3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4T20:06:42.162712824</dc:date>
    <meta:editing-duration>PT30S</meta:editing-duration>
    <meta:editing-cycles>1</meta:editing-cycles>
    <meta:document-statistic meta:object-count="12"/>
    <meta:generator>LibreOffice/7.6.5.2$Linux_X86_64 LibreOffice_project/60$Build-2</meta:generator>
  </office:meta>
</office:document-meta>
</file>